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HeadersTests.testTimestampProvi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HeadersTests.testNullHeaderValueWithTyped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HeadersTests.testIdProvi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HeadersTests.testTimestampProvided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HeadersTests.testIdProvided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HeadersTests.tes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HeadersTests.testNullHead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HeadersTests.testHeader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HeadersTests.testHeaderValueAccessWithIncorr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HeadersTests.tes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HeadersTests.testNonTypedAccessOfHead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HeadersTests.testTimestampOverwritt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HeadersTests.serializeWithAllSerializabl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eHeadersTests.serializeWithNonSerializabl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ssageHeadersTests.testId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HeadersTests.testTimestamp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HeadersTests.subclassWithCustomIdAndNo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ssageHeadersTests.testTypedAccessOfHead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HeadersTests.testIdOverwritt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yMH.subclassWithCustomIdAndNo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